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4cd5" officeooo:paragraph-rsid="00044cd5"/>
    </style:style>
    <style:style style:name="P2" style:family="paragraph" style:parent-style-name="Text_20_body">
      <style:text-properties officeooo:rsid="000757d6" officeooo:paragraph-rsid="000757d6"/>
    </style:style>
    <style:style style:name="P3" style:family="paragraph" style:parent-style-name="Text_20_body">
      <style:text-properties officeooo:rsid="0007c1e8" officeooo:paragraph-rsid="0007c1e8"/>
    </style:style>
    <style:style style:name="P4" style:family="paragraph" style:parent-style-name="Title">
      <style:text-properties officeooo:rsid="0002b31c" officeooo:paragraph-rsid="0002b31c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02b31c" officeooo:paragraph-rsid="0002b31c"/>
    </style:style>
    <style:style style:name="P7" style:family="paragraph" style:parent-style-name="Text_20_body" style:list-style-name="L1">
      <style:text-properties officeooo:rsid="00044cd5" officeooo:paragraph-rsid="00044cd5"/>
    </style:style>
    <style:style style:name="P8" style:family="paragraph" style:parent-style-name="Text_20_body" style:list-style-name="L1">
      <style:text-properties officeooo:rsid="00060686" officeooo:paragraph-rsid="00060686"/>
    </style:style>
    <style:style style:name="P9" style:family="paragraph" style:parent-style-name="Text_20_body" style:list-style-name="L1">
      <style:text-properties officeooo:rsid="00072f56" officeooo:paragraph-rsid="00072f56"/>
    </style:style>
    <style:style style:name="P10" style:family="paragraph" style:parent-style-name="Text_20_body" style:list-style-name="L1">
      <style:text-properties officeooo:rsid="000757d6" officeooo:paragraph-rsid="000757d6"/>
    </style:style>
    <style:style style:name="P11" style:family="paragraph" style:parent-style-name="Text_20_body" style:list-style-name="L1">
      <style:text-properties officeooo:rsid="0007c1e8" officeooo:paragraph-rsid="0007c1e8"/>
    </style:style>
    <style:style style:name="P12" style:family="paragraph" style:parent-style-name="Text_20_body" style:list-style-name="L1">
      <style:text-properties officeooo:rsid="0009170e" officeooo:paragraph-rsid="0009170e"/>
    </style:style>
    <style:style style:name="P13" style:family="paragraph" style:parent-style-name="Text_20_body" style:list-style-name="L1">
      <style:text-properties officeooo:rsid="000a254e" officeooo:paragraph-rsid="000a254e"/>
    </style:style>
    <style:style style:name="T1" style:family="text">
      <style:text-properties officeooo:rsid="00072f5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nsoren</text:p>
      <text:p text:style-name="P1"><text:a xlink:type="simple" xlink:href="https://www.sunfounder.com/learn/category/sensor-kit-v2-0-for-raspberry-pi-b-plus.html" text:style-name="Internet_20_link" text:visited-style-name="Visited_20_Internet_20_Link">https://www.sunfounder.com/learn/category/sensor-kit-v2-0-for-raspberry-pi-b-plus.html</text:a></text:p>
      <text:p text:style-name="P2"><text:a xlink:type="simple" xlink:href="https://www.dexterindustries.com/GrovePi/supported-sensors/" text:style-name="Internet_20_link" text:visited-style-name="Visited_20_Internet_20_Link">https://www.dexterindustries.com/GrovePi/supported-sensors/</text:a></text:p>
      <text:p text:style-name="P3"><text:a xlink:type="simple" xlink:href="https://tutorials-raspberrypi.com/raspberry-pi-sensors-overview-50-important-components/" text:style-name="Internet_20_link" text:visited-style-name="Visited_20_Internet_20_Link">https://tutorials-raspberrypi.com/raspberry-pi-sensors-overview-50-important-components/</text:a></text:p>
      <text:list xml:id="list4598686212765254101" text:style-name="L1">
        <text:list-item>
          <text:p text:style-name="P6">Lichtsensor</text:p>
        </text:list-item>
        <text:list-item>
          <text:p text:style-name="P6">Druksensor</text:p>
        </text:list-item>
        <text:list-item>
          <text:p text:style-name="P6">LCD</text:p>
        </text:list-item>
        <text:list-item>
          <text:p text:style-name="P7">Magneetsensor (=Hall sensor <text:span text:style-name="T1">of Reed Sensor</text:span>)</text:p>
        </text:list-item>
        <text:list-item>
          <text:p text:style-name="P8">LED → verschillende kleuren/types</text:p>
        </text:list-item>
        <text:list-item>
          <text:p text:style-name="P8">Relay schakelaar</text:p>
        </text:list-item>
        <text:list-item>
          <text:p text:style-name="P8">Laser emitter</text:p>
        </text:list-item>
        <text:list-item>
          <text:p text:style-name="P8">Tilt sensor</text:p>
        </text:list-item>
        <text:list-item>
          <text:p text:style-name="P8">Camera sensor</text:p>
        </text:list-item>
        <text:list-item>
          <text:p text:style-name="P8">Infrarood receiver/sensor </text:p>
        </text:list-item>
        <text:list-item>
          <text:p text:style-name="P9">Buzzers, active/passive</text:p>
        </text:list-item>
        <text:list-item>
          <text:p text:style-name="P9">Reed switch </text:p>
        </text:list-item>
        <text:list-item>
          <text:p text:style-name="P10">Touch sensor</text:p>
        </text:list-item>
        <text:list-item>
          <text:p text:style-name="P10">joystick</text:p>
        </text:list-item>
        <text:list-item>
          <text:p text:style-name="P10">elektromagneet</text:p>
        </text:list-item>
        <text:list-item>
          <text:p text:style-name="P11">PIR motion sensor</text:p>
        </text:list-item>
        <text:list-item>
          <text:p text:style-name="P12">Servo/Stepper motors</text:p>
        </text:list-item>
        <text:list-item>
          <text:p text:style-name="P12">KeyPad/NumPad </text:p>
        </text:list-item>
        <text:list-item>
          <text:p text:style-name="P13">Afstandsensor</text:p>
        </text:list-item>
        <text:list-item>
          <text:p text:style-name="P5">40-pin GPIO Extension Board for Raspberry</text:p>
        </text:list-item>
        <text:list-item>
          <text:p text:style-name="P5">MB102 830 Mini Breadboard Point Solderless Prototype PCB Boa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4:42:59.430089648</meta:creation-date>
    <dc:date>2017-02-25T16:05:32.470425429</dc:date>
    <meta:editing-duration>PT38M37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78" meta:character-count="710" meta:non-whitespace-character-count="675"/>
  </office:meta>
</office:document-meta>
</file>